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Arial, Verdana, Tahoma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5000b"/>
    </style:style>
    <style:style style:name="P3" style:family="paragraph" style:parent-style-name="Standard" style:list-style-name="L1">
      <style:paragraph-properties fo:text-align="justify" style:justify-single-word="false"/>
      <style:text-properties fo:color="#c5000b"/>
    </style:style>
    <style:style style:name="P4" style:family="paragraph" style:parent-style-name="Standard">
      <style:text-properties fo:color="#c5000b" style:font-name="Times New Roman" fo:font-size="12pt" style:font-size-asian="12pt" style:font-size-complex="1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bdc1c6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12pt" fo:letter-spacing="normal" fo:font-style="normal" fo:font-weight="normal"/>
    </style:style>
    <style:style style:name="T3" style:family="text">
      <style:text-properties fo:font-variant="normal" fo:text-transform="none" style:font-name="arial" fo:font-size="10.5pt" fo:letter-spacing="normal" fo:font-style="normal" fo:font-weight="normal"/>
    </style:style>
    <style:style style:name="T4" style:family="text">
      <style:text-properties fo:font-variant="normal" fo:text-transform="none" style:font-name="arial" fo:letter-spacing="normal" fo:font-style="normal" fo:font-weight="normal"/>
    </style:style>
    <style:style style:name="T5" style:family="text">
      <style:text-properties fo:font-variant="normal" fo:text-transform="none" style:font-name="Lucida Grande" fo:font-size="12pt" fo:letter-spacing="normal" fo:font-style="normal" fo:font-weight="normal"/>
    </style:style>
    <style:style style:name="T6" style:family="text">
      <style:text-properties fo:font-variant="normal" fo:text-transform="none" style:font-name="Lucida Grand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de Segurança da Informação <text:tab/>Professor.: Ronilson R. Pinho </text:p>
      <text:p text:style-name="P1">Aluno(a).: Jorge Nami Harbes<text:tab/><text:tab/>valor 1 ponto </text:p>
      <text:p text:style-name="Standard"/>
      <text:p text:style-name="Standard">Assista o vídeo abaixo: </text:p>
      <text:p text:style-name="Standard">https://www.youtube.com/watch?v=S5KLD0EYsMA </text:p>
      <text:p text:style-name="Standard">https://www.youtube.com/watch?v=-kdl1n_lGoI </text:p>
      <text:p text:style-name="Standard">https://www.youtube.com/watch?v=Sf9s96eRqnI </text:p>
      <text:p text:style-name="Standard"/>
      <text:p text:style-name="Standard">Recentemente foi veiculada reportagem tratando do uso de software espião ou aplicativo espião em celular para monitorar e colher informações de terceiros para fins investigativos e com objetivo de produzir provas. No entanto, o uso dessa ferramenta é permitido? </text:p>
      <text:p text:style-name="Standard"/>
      <text:p text:style-name="Standard">Aplicativo espião ou “stalkerware” é um aplicativo que rastreia todas as atividades realizadas pelo aparelho da vítima e repassa essas informações ao espião, que pode ser um parente controlador, um parceiro ciumento, um investigador contratado ou até mesmo um pai excessivamente zeloso. Estes aplicativos são silenciosos e muitas vezes podem ser escondidos, sendo difícil sua identificação.</text:p>
      <text:p text:style-name="Standard"/>
      <text:p text:style-name="Standard">Assista os vídeos acima, pesquise e responda as perguntas abaixo: </text:p>
      <text:p text:style-name="Standard"/>
      <text:p text:style-name="P1">1) Quais as formas de se identificar no seu smartfone que ele foi clonado?</text:p>
      <text:p text:style-name="Standard"/>
      <text:list xml:id="list386540213717793447" text:style-name="L1">
        <text:list-item>
          <text:p text:style-name="P3">Aparição de novos aplicativos desconhecidos assim como aplicativos rodando em background sem conhecimento.</text:p>
        </text:list-item>
        <text:list-item>
          <text:p text:style-name="P3">Contas acessadas sem desconhecimento. Notar ou receber e-mails ou mensagens de acessos desconhecidos em suas contas pessoais de e-mails, bancos e/ou redes sociais.</text:p>
        </text:list-item>
        <text:list-item>
          <text:p text:style-name="P3">Lentidão: pode ser causada por aplicativos rodando no background sem autorização.</text:p>
        </text:list-item>
        <text:list-item>
          <text:p text:style-name="P3">Bateria sendo descarregada em velocidade maior do que a de costume, pelo mesmo motivo do item anterior.</text:p>
        </text:list-item>
        <text:list-item>
          <text:p text:style-name="P3">Uso de dados superior ao de costume: plano do celular apresenta aumento significativo de consumo de dados sem motivo que possa explicar.</text:p>
        </text:list-item>
      </text:list>
      <text:p text:style-name="Standard"/>
      <text:p text:style-name="Standard"/>
      <text:p text:style-name="P1">2) O que faz um software de controle parental?</text:p>
      <text:p text:style-name="Standard"/>
      <text:p text:style-name="P2">É um aplicativo que permite que permite que o aparelho utilizado pelos filhos seja monitorado e controlado, impedindo que eles acessem conteúdo restrito pelos pais, monitore o tempo diário de utilização e guarde as informações de uso para consulta pelos pais.</text:p>
      <text:p text:style-name="Standard"/>
      <text:p text:style-name="Standard"/>
      <text:p text:style-name="P1">3) É verdade o fato de basta digitar um numero de celular e o mesmo passar a ser monitorado?</text:p>
      <text:p text:style-name="P1">Se não, como é o procedimento para monitorar um outro smartphone? </text:p>
      <text:p text:style-name="Standard"/>
      <text:p text:style-name="P2">Não, deve ser instalado um aplicativo próprio para monitoramento remoto para que isso ocorr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4) Cite pelo menos 5 spyware conhecidos no mercado e suas características de ataque?</text:p>
      <text:p text:style-name="Standard"/>
      <text:p text:style-name="P4">- <text:span text:style-name="T7">O Trojan Zlob, identificado por alguns antivírus como Trojan.Zlob, é um cavalo de Tróia que se disfarça como um codec de vídeo obrigatório na forma de ActiveX. Foi detectado pela primeira vez no final de 2005, mas só começou a ganhar atenção em meados de 2006.</text:span> </text:p>
      <text:p text:style-name="P4"/>
      <text:p text:style-name="P4">- <text:span text:style-name="T7">CoolWebSearch é um programa de spyware ou vírus que se instala em computadores baseados em Microsoft Windows. Ele apareceu pela primeira vez em maio de 2003.</text:span> </text:p>
      <text:p text:style-name="P4"/>
      <text:p text:style-name="P4">- <text:span text:style-name="T7">O Internet Optimizer, também conhecido como DyFuCA, é um programa de adware e spyware, que apareceu pela primeira vez em 2003. Normalmente, ele redireciona as páginas de erro do Internet Explorer para páginas de publicidade.</text:span></text:p>
      <text:p text:style-name="P4"><text:span text:style-name="T7"/></text:p>
      <text:p text:style-name="P4">- <text:span text:style-name="T7">Um TIBS Dialer é um tipo de malware que se instala no seu PC através da Internet e através de anexos de e-mail em spam. Um TIBS Dialer funciona em segundo plano no sistema operacional do seu PC e sequestra o modem do seu PC com a finalidade de discar números de telefone pagos que acessam sites pagos com conteúdo pornográfico. Um discador TIBS geralmente não afeta o desempenho do seu PC; apenas deixa você com uma enorme conta telefônica no final de sua corrida para sites pornográficos.</text:span> </text:p>
      <text:p text:style-name="Standard"/>
      <text:p text:style-name="Standard"/>
      <text:p text:style-name="P1">5) Como identificar no seu smartphone que o mesmo está enviando informações para outro?</text:p>
      <text:p text:style-name="Standard"/>
      <text:p text:style-name="P2">Podemos analisar o consumo de dados se está acima do normal e podemos também usar um aplicativo de monitoramento de rede, assim podemos rastrear e identificar que tipo de dados estão entrando e saindo do aparelho para saber se são provenientes de software maliciosos.</text:p>
      <text:p text:style-name="Standard"/>
      <text:p text:style-name="Standard"/>
      <text:p text:style-name="P1">6) Quais as implicações jurídicas prevista em lei sobre o uso de software espião (invasão de privacidade)?</text:p>
      <text:p text:style-name="Standard"/>
      <text:p text:style-name="P2">O monitoramento de terceiros ou empresas sem seu consentimento ou autorização judicial é considerado invasão de privacidade, o qual pode ser punível com ações civis, indenizações financeiras, multas e prisã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Arial, Verdana, Tahoma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3-03-30T18:43:21.97</meta:creation-date>
    <dc:date>2023-03-30T21:33:49.55</dc:date>
    <dc:creator>Jorge Nami Harbes</dc:creator>
    <meta:editing-duration>PT2H45M38S</meta:editing-duration>
    <meta:editing-cycles>10</meta:editing-cycles>
    <meta:generator>OpenOffice/4.1.9$Win32 OpenOffice.org_project/419m1$Build-9805</meta:generator>
    <meta:document-statistic meta:table-count="0" meta:image-count="0" meta:object-count="0" meta:page-count="2" meta:paragraph-count="29" meta:word-count="645" meta:character-count="4102"/>
  </office:meta>
</office:document-meta>
</file>